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9000001E13C5634ED30022466.jpg" manifest:media-type="image/jpeg"/>
  <manifest:file-entry manifest:full-path="Pictures/100000000000047F0000030D989D7970DF77D88C.jpg" manifest:media-type="image/jpeg"/>
  <manifest:file-entry manifest:full-path="Pictures/10000000000004500000028E0843364D9BA6041C.jpg" manifest:media-type="image/jpeg"/>
  <manifest:file-entry manifest:full-path="Pictures/10000000000004570000033110D4A3F1D64CED85.jpg" manifest:media-type="image/jpeg"/>
  <manifest:file-entry manifest:full-path="Pictures/100000000000046100000335F436C8106763BFD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e0586" officeooo:paragraph-rsid="001e058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e0586" officeooo:paragraph-rsid="001e0586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draw:frame draw:style-name="fr1" draw:name="Figura2" text:anchor-type="paragraph" svg:x="0.245cm" svg:y="0.542cm" svg:width="25.7cm" svg:height="12.155cm" draw:z-index="1"><draw:image xlink:href="Pictures/10000000000003F9000001E13C5634ED30022466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igura3" text:anchor-type="paragraph" svg:x="0.162cm" svg:y="0.377cm" svg:width="25.7cm" svg:height="17.438cm" draw:z-index="2"><draw:image xlink:href="Pictures/100000000000047F0000030D989D7970DF77D88C.jpg" xlink:type="simple" xlink:show="embed" xlink:actuate="onLoad" loext:mime-type="image/jpeg"/></draw:frame></text:p>
      <text:p text:style-name="Standard"><text:soft-page-break/></text:p>
      <text:p text:style-name="Standard"><draw:frame draw:style-name="fr2" draw:name="Figura1" text:anchor-type="paragraph" svg:x="0.741cm" svg:y="0.277cm" svg:width="23.998cm" svg:height="16.163cm" draw:z-index="0"><draw:image xlink:href="Pictures/10000000000004570000033110D4A3F1D64CED85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4" text:anchor-type="paragraph" svg:x="0.286cm" svg:y="0.09cm" svg:width="25.7cm" svg:height="18.821cm" draw:z-index="3"><draw:image xlink:href="Pictures/100000000000046100000335F436C8106763BFDD.jpg" xlink:type="simple" xlink:show="embed" xlink:actuate="onLoad" loext:mime-type="image/jpeg"/></draw:frame><text:soft-page-break/></text:p>
      <text:p text:style-name="Standard"><draw:frame draw:style-name="fr1" draw:name="Figura5" text:anchor-type="paragraph" svg:x="0cm" svg:y="1.344cm" svg:width="25.7cm" svg:height="15.224cm" draw:z-index="4"><draw:image xlink:href="Pictures/10000000000004500000028E0843364D9BA6041C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099cm" fo:margin-bottom="0.81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09:58:16.222000000</meta:creation-date>
    <meta:print-date>2018-12-19T10:47:38.707000000</meta:print-date>
    <dc:date>2019-01-03T16:19:02.991000000</dc:date>
    <meta:editing-duration>PT1H50M47S</meta:editing-duration>
    <meta:editing-cycles>9</meta:editing-cycles>
    <meta:generator>LibreOffice/5.4.2.2$Windows_X86_64 LibreOffice_project/22b09f6418e8c2d508a9eaf86b2399209b0990f4</meta:generator>
    <meta:document-statistic meta:table-count="0" meta:image-count="5" meta:object-count="0" meta:page-count="5" meta:paragraph-count="0" meta:word-count="0" meta:character-count="0" meta:non-whitespace-character-count="0"/>
  </office:meta>
</office:document-meta>
</file>